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.499cm" style:contextual-spacing="false" fo:line-height="150%"/>
      <style:text-properties officeooo:paragraph-rsid="0046b883"/>
    </style:style>
    <style:style style:name="P2" style:family="paragraph" style:parent-style-name="Text_20_body">
      <style:paragraph-properties fo:margin-top="0cm" fo:margin-bottom="0.499cm" style:contextual-spacing="false" fo:line-height="150%"/>
    </style:style>
    <style:style style:name="P3" style:family="paragraph" style:parent-style-name="Text_20_body">
      <style:paragraph-properties fo:margin-top="0cm" fo:margin-bottom="0.499cm" style:contextual-spacing="false"/>
    </style:style>
    <style:style style:name="P4" style:family="paragraph" style:parent-style-name="Text_20_body">
      <style:paragraph-properties fo:margin-top="0cm" fo:margin-bottom="0.499cm" style:contextual-spacing="false"/>
      <style:text-properties officeooo:paragraph-rsid="0053e951"/>
    </style:style>
    <style:style style:name="P5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variant="normal" fo:text-transform="none" fo:color="#000000" loext:opacity="100%" style:text-line-through-style="none" style:text-line-through-type="none" fo:font-size="14pt" style:text-underline-style="none" officeooo:rsid="0042820b" officeooo:paragraph-rsid="0051a3eb" style:text-blinking="false" fo:background-color="transparent" style:font-size-asian="14pt" style:font-size-complex="14pt"/>
    </style:style>
    <style:style style:name="P6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5350e2" officeooo:paragraph-rsid="00520bd6" style:font-size-asian="14pt" style:font-size-complex="14pt"/>
    </style:style>
    <style:style style:name="P7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5534d4" officeooo:paragraph-rsid="005534d4" style:font-size-asian="14pt" style:font-size-complex="14pt"/>
    </style:style>
    <style:style style:name="P8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55e231" officeooo:paragraph-rsid="0055e231" style:font-size-asian="14pt" style:font-size-complex="14pt"/>
    </style:style>
    <style:style style:name="P9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55e231" officeooo:paragraph-rsid="0056f09c" style:font-size-asian="14pt" style:font-size-complex="14pt"/>
    </style:style>
    <style:style style:name="P10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56f09c" officeooo:paragraph-rsid="0056f09c" style:font-size-asian="14pt" style:font-size-complex="14pt"/>
    </style:style>
    <style:style style:name="P11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520bd6"/>
    </style:style>
    <style:style style:name="T1" style:family="text">
      <style:text-properties officeooo:rsid="0053e951"/>
    </style:style>
    <style:style style:name="T2" style:family="text">
      <style:text-properties fo:font-style="normal" officeooo:rsid="0053e951" style:font-style-asian="normal" style:font-style-complex="normal"/>
    </style:style>
    <style:style style:name="T3" style:family="text">
      <style:text-properties officeooo:rsid="0051d68a"/>
    </style:style>
    <style:style style:name="T4" style:family="text">
      <style:text-properties officeooo:rsid="0050d310"/>
    </style:style>
    <style:style style:name="T5" style:family="text">
      <style:text-properties officeooo:rsid="0055e231"/>
    </style:style>
    <style:style style:name="T6" style:family="text">
      <style:text-properties officeooo:rsid="0056f09c"/>
    </style:style>
    <style:style style:name="T7" style:family="text">
      <style:text-properties fo:font-size="14pt" officeooo:rsid="0042820b" style:font-size-asian="14pt" style:font-size-complex="14pt"/>
    </style:style>
    <style:style style:name="T8" style:family="text">
      <style:text-properties fo:font-size="14pt" officeooo:rsid="0053e951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all to Worship</text:span> (Psalm 18:30) / <text:span text:style-name="Strong_20_Emphasis">Opening prayer</text:span> (John A)</text:p>
      <text:p text:style-name="P2"><text:span text:style-name="Strong_20_Emphasis">Praise</text:span>: <text:span text:style-name="Emphasis">O Come O Come Emmanuel</text:span></text:p>
      <text:p text:style-name="P2"><text:span text:style-name="Strong_20_Emphasis">Bible Reading</text:span>: 1 John 2:28-3:3 (Stephen A)</text:p>
      <text:p text:style-name="P2"><text:span text:style-name="Strong_20_Emphasis">Announcements</text:span> (J<text:span text:style-name="T1">ohn </text:span>A)</text:p>
      <text:p text:style-name="P2"/>
      <text:p text:style-name="P2"><text:span text:style-name="Strong_20_Emphasis">Praise</text:span>: <text:span text:style-name="Emphasis">O Come All Ye Faithful</text:span></text:p>
      <text:p text:style-name="P2"><text:span text:style-name="Strong_20_Emphasis">Prayer for the church and the world</text:span>  (J<text:span text:style-name="T1">ohn </text:span>A)</text:p>
      <text:p text:style-name="P2"><text:span text:style-name="Strong_20_Emphasis">Bible reading</text:span>: 2 Peter 1:1-11 (MarJo)</text:p>
      <text:p text:style-name="P2"><text:span text:style-name="Strong_20_Emphasis">Praise</text:span>: <text:span text:style-name="Emphasis">Yet Not I </text:span><text:span text:style-name="Emphasis"><text:span text:style-name="T1">but through Christ in me </text:span></text:span><text:span text:style-name="Emphasis"><text:span text:style-name="T2">(Offering)</text:span></text:span></text:p>
      <text:p text:style-name="P2"><text:span text:style-name="Strong_20_Emphasis">Sermon</text:span>: “THE FOUNDATION OF LIFE AND GROWTH” (Mook L)</text:p>
      <text:p text:style-name="P2"><text:span text:style-name="Strong_20_Emphasis">Praise</text:span>: <text:span text:style-name="Emphasis">O For A Closer Walk With God</text:span></text:p>
      <text:p text:style-name="P2"><text:span text:style-name="Strong_20_Emphasis">Benediction</text:span> (ML)</text:p>
      <text:p text:style-name="P1"/>
      <text:p text:style-name="P3"><text:span text:style-name="Strong_20_Emphasis">Sermon Outline</text:span></text:p>
      <text:p text:style-name="P4">“THE FOUNDATION OF LIFE AND GROWTH”   (2 Peter 1:1-11)</text:p>
      <text:p text:style-name="P3">Introduction:</text:p>
      <text:p text:style-name="P3"/>
      <text:p text:style-name="P3"/>
      <text:p text:style-name="P3"/>
      <text:p text:style-name="P3"/>
      <text:p text:style-name="P3"/>
      <text:p text:style-name="P3"/>
      <text:p text:style-name="P3">Conclusion: </text:p>
      <text:p text:style-name="P5"><text:span text:style-name="Strong_20_Emphasis">Call to Worship</text:span> <text:span text:style-name="T3">(</text:span><text:span text:style-name="T1">Psalm 18:30</text:span><text:span text:style-name="T3">) </text:span><text:span text:style-name="T4">&amp;</text:span> <text:span text:style-name="Strong_20_Emphasis">Opening prayer</text:span> </text:p>
      <text:p text:style-name="Opening_5f_Verse">[30] This God—his way is perfect; the word of the Lord proves true; he is a shield for all those who take refuge in him. </text:p>
      <text:p text:style-name="P6">Let us pray…</text:p>
      <text:p text:style-name="P7">Heavenly Father, we declare with David that Your way is perfect, Your Word is ever true and You are a shield to us, who have taken refuge under Your wings.</text:p>
      <text:p text:style-name="P7">We give You thanks that <text:span text:style-name="T5">there is no</text:span> Saul trying to kill us, <text:span text:style-name="T5">nor a Herod killing the young children of Bethlehem but we do see opposition to Your Word, Your people and Your Church in this land.</text:span></text:p>
      <text:p text:style-name="P8">But we have gathered to celebrate the coming of Jesus, Who was born as we are yet without sin, but who eventually died on the Cross, so that we <text:span text:style-name="T6">sinners </text:span>do <text:span text:style-name="T6">not</text:span> die, but could be redeemed <text:span text:style-name="T6">to receive eternal life by Your grace alone</text:span>.</text:p>
      <text:p text:style-name="P8"><text:span text:style-name="T6">He has won us back from captivity to sin and the curse, and w</text:span>e thank You that we can take refuge in Him, Who is our Shield and our Defender from Your righteous judgment against sin and death. </text:p>
      <text:p text:style-name="P9">We thank You that Jesus is The Life and The Resurrection, and that He is our King of kings, Who is to return <text:span text:style-name="T6">one day</text:span>, <text:span text:style-name="T6">and take us to our heavenly home above</text:span>.</text:p>
      <text:p text:style-name="P10">Therefore we say and sing, Come, Lord Jesus! AMEN!</text:p>
      <text:p text:style-name="P11"><text:span text:style-name="T7">[</text:span><text:span text:style-name="T8">O Come, O Come, Emmanuel</text:span><text:span text:style-name="T7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pening_5f_Verse" style:display-name="Opening_Verse" style:family="paragraph" style:parent-style-name="Text_20_body">
      <loext:graphic-properties draw:fill="none" draw:fill-color="#729fcf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Liberation Serif" fo:font-family="'Liberation Serif'" style:font-family-generic="roman" style:font-pitch="variable" fo:font-size="14pt" style:text-underline-style="none" fo:font-weight="bold" officeooo:rsid="0042820b" style:text-blinking="false" fo:background-color="transparent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50d310"/>
    </style:style>
    <style:style style:name="MT2" style:family="text">
      <style:text-properties officeooo:rsid="005396e3"/>
    </style:style>
    <style:style style:name="MT3" style:family="text">
      <style:text-properties officeooo:rsid="00495328"/>
    </style:style>
    <style:style style:name="MT4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2</text:span><text:span text:style-name="MT2">8</text:span><text:span text:style-name="MT3">th</text:span> <text:span text:style-name="MT2">December</text:span><text:span text:style-name="MT4"> 2025</text:span>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27T22:27:46.588100406</meta:creation-date>
    <dc:date>2025-12-27T21:47:27.191457846</dc:date>
    <meta:editing-duration>PT6H56M14S</meta:editing-duration>
    <meta:editing-cycles>52</meta:editing-cycles>
    <meta:generator>LibreOffice/25.8.4.2$Linux_X86_64 LibreOffice_project/580$Build-2</meta:generator>
    <meta:print-date>2024-02-03T21:06:33.278074986</meta:print-date>
    <meta:document-statistic meta:table-count="0" meta:image-count="0" meta:object-count="0" meta:page-count="2" meta:paragraph-count="26" meta:word-count="330" meta:character-count="1728" meta:non-whitespace-character-count="1418"/>
  </office:meta>
</office:document-meta>
</file>